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22cm" fo:min-width="4.77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7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58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9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35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6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46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gradient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6" style:family="graphic" style:parent-style-name="standard">
      <style:graphic-properties draw:stroke="none" draw:fill="none" fo:min-height="0.385cm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fo:font-size="12pt" style:font-size-asian="12pt" style:font-size-complex="12pt" style:font-weight-complex="600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margin-top="0.42cm" fo:margin-bottom="0.35cm" fo:line-height="100%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51cm" svg:y="3.0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30.762cm" svg:y="3.0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5" draw:layer="layout" svg:width="4.926cm" svg:height="1.275cm" svg:x="15.041cm" svg:y="3.189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6" xml:id="id3" draw:id="id3" draw:layer="layout" svg:width="5.27cm" svg:height="3.372cm" svg:x="0.51cm" svg:y="9.0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5.258cm" svg:height="3.372cm" svg:x="30.762cm" svg:y="9.0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926cm" svg:height="1.275cm" svg:x="3.123cm" svg:y="6.926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8" draw:layer="layout" svg:width="4.926cm" svg:height="1.275cm" svg:x="33.258cm" svg:y="6.929cm">
          <text:list text:style-name="L1">
            <text:list-header>
              <text:p text:style-name="P7"><text:span text:style-name="T1">IMAP/POP3</text:span></text:p>
            </text:list-header>
            <text:list-item>
              <text:p text:style-name="P7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0" draw:layer="layout" svg:width="2.415cm" svg:height="0.768cm" svg:x="1.966cm" svg:y="0.569cm">
          <text:list text:style-name="L1">
            <text:list-header>
              <text:p text:style-name="P9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2.382cm" svg:height="0.768cm" svg:x="32.178cm" svg:y="0.61cm">
          <text:list text:style-name="L1">
            <text:list-header>
              <text:p text:style-name="P9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6" xml:id="id4" draw:id="id4" draw:layer="layout" svg:width="6.679cm" svg:height="3.372cm" svg:x="8.81cm" svg:y="9.0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6.135cm" svg:height="1.535cm" svg:x="9.1cm" svg:y="9.9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hospital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4.699cm" svg:height="1.535cm" svg:x="0.8cm" svg:y="4.3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4.699cm" svg:height="1.535cm" svg:x="31.043cm" svg:y="4.304cm">
          <text:list text:style-name="L1">
            <text:list-header>
              <text:p text:style-name="P11"><text:span text:style-name="T2">User Mailbox</text:span></text:p>
              <text:p text:style-name="P13"><text:span text:style-name="T1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3.571cm" svg:height="0.768cm" svg:x="10.389cm" svg:y="0.57cm">
          <text:list text:style-name="L1">
            <text:list-header>
              <text:p text:style-name="P9"><text:span text:style-name="T1">hospital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3.973cm" svg:height="0.768cm" svg:x="20.79cm" svg:y="0.571cm">
          <text:list text:style-name="L1">
            <text:list-header>
              <text:p text:style-name="P9"><text:span text:style-name="T1">insurance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5" draw:layer="layout" svg:width="2.911cm" svg:height="1.275cm" svg:x="16.047cm" svg:y="9.39cm">
          <text:list text:style-name="L1">
            <text:list-header>
              <text:p text:style-name="P1"><text:span text:style-name="T1">HTTP</text:span></text:p>
              <text:p text:style-name="P1"><text:span text:style-name="T1">(get dat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5" draw:layer="layout" svg:width="3.169cm" svg:height="1.275cm" svg:x="5.756cm" svg:y="9.39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pos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5" draw:layer="layout" svg:width="2.911cm" svg:height="1.275cm" svg:x="27.041cm" svg:y="10.191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ge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6" xml:id="id1" draw:id="id1" draw:layer="layout" svg:width="6.676cm" svg:height="3.372cm" svg:x="19.499cm" svg:y="9.0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6.146cm" svg:height="1.535cm" svg:x="19.753cm" svg:y="9.9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insurance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2.195cm" svg:height="0.768cm" svg:x="2.076cm" svg:y="2.07cm">
          <text:list text:style-name="L1">
            <text:list-header>
              <text:p text:style-name="P9"><text:span text:style-name="T1">Send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2.75cm" svg:height="0.768cm" svg:x="31.995cm" svg:y="2.027cm">
          <text:list text:style-name="L1">
            <text:list-header>
              <text:p text:style-name="P9"><text:span text:style-name="T1">Recipi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" draw:text-style-name="P15" draw:layer="layout" draw:type="line" svg:x1="26.175cm" svg:y1="11.581cm" svg:x2="30.762cm" svg:y2="11.581cm" draw:start-shape="id1" draw:start-glue-point="7" draw:end-shape="id2" draw:end-glue-point="7" svg:d="M26175 11581h4587" svg:viewBox="0 0 4588 1">
          <text:p/>
        </draw:connector>
        <draw:custom-shape draw:style-name="gr24" draw:text-style-name="P5" draw:layer="layout" svg:width="3.999cm" svg:height="1.275cm" svg:x="15.505cm" svg:y="4.789cm">
          <text:list text:style-name="L1">
            <text:list-header>
              <text:p text:style-name="P1"><text:span text:style-name="T1">DKIM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3.999cm" svg:height="1.275cm" svg:x="15.505cm" svg:y="10.989cm">
          <text:list text:style-name="L1">
            <text:list-header>
              <text:p text:style-name="P1"><text:span text:style-name="T1">GRIP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" draw:text-style-name="P15" draw:layer="layout" draw:type="line" svg:x1="5.78cm" svg:y1="10.736cm" svg:x2="8.81cm" svg:y2="10.736cm" draw:start-shape="id3" draw:start-glue-point="1" draw:end-shape="id4" draw:end-glue-point="3" svg:d="M5780 10736h3030" svg:viewBox="0 0 3031 1">
          <text:p/>
        </draw:connector>
        <draw:connector draw:style-name="gr23" draw:text-style-name="P15" draw:layer="layout" draw:type="line" svg:x1="15.489cm" svg:y1="10.736cm" svg:x2="19.499cm" svg:y2="10.736cm" draw:start-shape="id4" draw:start-glue-point="1" draw:end-shape="id1" draw:end-glue-point="3" svg:d="M15489 10736h4010" svg:viewBox="0 0 4011 1">
          <text:p/>
        </draw:connector>
        <draw:connector draw:style-name="gr23" draw:text-style-name="P15" draw:layer="layout" draw:type="line" svg:x1="3.145cm" svg:y1="9.05cm" svg:x2="3.145cm" svg:y2="6.102cm" draw:start-shape="id3" draw:start-glue-point="0" draw:end-shape="id5" draw:end-glue-point="2" svg:d="M3145 9050v-2948" svg:viewBox="0 0 1 2949">
          <text:p/>
        </draw:connector>
        <draw:connector draw:style-name="gr23" draw:text-style-name="P15" draw:layer="layout" draw:type="line" svg:x1="5.78cm" svg:y1="4.585cm" svg:x2="30.762cm" svg:y2="4.58cm" draw:start-shape="id5" draw:start-glue-point="1" draw:end-shape="id6" draw:end-glue-point="3" svg:d="M5780 4585l24982-5" svg:viewBox="0 0 24983 6">
          <text:p/>
        </draw:connector>
        <draw:connector draw:style-name="gr23" draw:text-style-name="P15" draw:layer="layout" draw:type="line" svg:x1="33.391cm" svg:y1="6.092cm" svg:x2="33.391cm" svg:y2="9.05cm" draw:start-shape="id6" draw:start-glue-point="2" draw:end-shape="id2" draw:end-glue-point="0" svg:d="M33391 6092v2958" svg:viewBox="0 0 1 2959">
          <text:p/>
        </draw:connector>
        <draw:frame draw:style-name="gr26" draw:text-style-name="P17" draw:layer="layout" svg:width="1.143cm" svg:height="1.119cm" svg:x="5.723cm" svg:y="8.953cm">
          <draw:text-box>
            <text:p text:style-name="P16">①</text:p>
          </draw:text-box>
        </draw:frame>
        <draw:frame draw:style-name="gr26" draw:text-style-name="P17" draw:layer="layout" svg:width="1.143cm" svg:height="1.119cm" svg:x="3.946cm" svg:y="6.469cm">
          <draw:text-box>
            <text:p text:style-name="P16"><text:span text:style-name="T3">②</text:span></text:p>
          </draw:text-box>
        </draw:frame>
        <draw:frame draw:style-name="gr26" draw:text-style-name="P17" draw:layer="layout" svg:width="1.143cm" svg:height="1.119cm" svg:x="15.824cm" svg:y="2.73cm">
          <draw:text-box>
            <text:p text:style-name="P16"><text:span text:style-name="T3">③</text:span></text:p>
          </draw:text-box>
        </draw:frame>
        <draw:frame draw:style-name="gr26" draw:text-style-name="P17" draw:layer="layout" svg:width="1.143cm" svg:height="1.119cm" svg:x="33.395cm" svg:y="6.445cm">
          <draw:text-box>
            <text:p text:style-name="P16"><text:span text:style-name="T3">④</text:span></text:p>
          </draw:text-box>
        </draw:frame>
        <draw:frame draw:style-name="gr26" draw:text-style-name="P17" draw:layer="layout" svg:width="1.143cm" svg:height="1.119cm" svg:x="15.886cm" svg:y="8.952cm">
          <draw:text-box>
            <text:p text:style-name="P16"><text:span text:style-name="T3">⑥</text:span></text:p>
          </draw:text-box>
        </draw:frame>
        <draw:connector draw:style-name="gr23" draw:text-style-name="P15" draw:layer="layout" draw:type="line" svg:x1="30.762cm" svg:y1="9.922cm" svg:x2="26.175cm" svg:y2="9.922cm" draw:start-shape="id2" draw:start-glue-point="6" draw:end-shape="id1" draw:end-glue-point="6" svg:d="M30762 9922h-4587" svg:viewBox="0 0 4588 1">
          <text:p/>
        </draw:connector>
        <draw:custom-shape draw:style-name="gr27" draw:text-style-name="P5" draw:layer="layout" svg:width="4.926cm" svg:height="1.275cm" svg:x="26.044cm" svg:y="8.592cm">
          <text:list text:style-name="L1">
            <text:list-header>
              <text:p text:style-name="P1"><text:span text:style-name="T1">H</text:span><text:span text:style-name="T1">T</text:span><text:span text:style-name="T1">T</text:span><text:span text:style-name="T1">P</text:span></text:p>
            </text:list-header>
            <text:list-item>
              <text:p text:style-name="P1"><text:span text:style-name="T1">(p</text:span><text:span text:style-name="T1">u</text:span><text:span text:style-name="T1">s</text:span><text:span text:style-name="T1">h </text:span><text:span text:style-name="T1">n</text:span><text:span text:style-name="T1">o</text:span><text:span text:style-name="T1">ti</text:span><text:span text:style-name="T1">fi</text:span><text:span text:style-name="T1">c</text:span><text:span text:style-name="T1">a</text:span><text:span text:style-name="T1">ti</text:span><text:span text:style-name="T1">o</text:span><text:span text:style-name="T1">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6" draw:text-style-name="P17" draw:layer="layout" svg:width="1.143cm" svg:height="1.119cm" svg:x="26.881cm" svg:y="9.763cm">
          <draw:text-box>
            <text:p text:style-name="P18"><text:span text:style-name="T3">⑦</text:span></text:p>
          </draw:text-box>
        </draw:frame>
        <draw:frame draw:style-name="gr26" draw:text-style-name="P17" draw:layer="layout" svg:width="1.143cm" svg:height="1.119cm" svg:x="26.935cm" svg:y="8.136cm">
          <draw:text-box>
            <text:p text:style-name="P16"><text:span text:style-name="T3">⑤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top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3-04-13T16:36:52.263901755</dc:date>
    <dc:creator>Igor Zboran</dc:creator>
    <meta:editing-duration>P7DT23H37M10S</meta:editing-duration>
    <meta:editing-cycles>600</meta:editing-cycles>
    <meta:generator>LibreOffice/7.5.1.2$Linux_X86_64 LibreOffice_project/81bce3cd17f5e01886721863a4fa0d99f91033a6</meta:generator>
    <meta:printed-by>Igor Zboran</meta:printed-by>
    <meta:print-date>2023-04-13T13:48:21.117586584</meta:print-date>
    <dc:subject>ees</dc:subject>
    <dc:title>Authorization-Enhanced Mail System</dc:title>
    <meta:keyword>mail email webmail uma authorization aems</meta:keyword>
    <meta:document-statistic meta:object-count="39"/>
  </office:meta>
</office:document-meta>
</file>